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ce0" officeooo:paragraph-rsid="00075ce0"/>
    </style:style>
    <style:style style:name="P2" style:family="paragraph" style:parent-style-name="Standard">
      <style:paragraph-properties fo:text-align="justify" style:justify-single-word="false"/>
      <style:text-properties officeooo:rsid="00075ce0" officeooo:paragraph-rsid="00075ce0"/>
    </style:style>
    <style:style style:name="T1" style:family="text">
      <style:text-properties officeooo:rsid="0007d677"/>
    </style:style>
    <style:style style:name="T2" style:family="text">
      <style:text-properties officeooo:rsid="00092b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À AMS Petrobras,</text:p>
      <text:p text:style-name="P1"/>
      <text:p text:style-name="P2">Em 19/12/2016, recebi um e-mail da Petrobras informando que cada procedimento deve ser assinado pelo segurado, mesmo quando realizados em um mesmo atendimento. Costumava mandar assinar os procedimentos 85300047, S1 à S6 e 84000090, que sempre são realizados na mesma sessão, com uma única assinatura. Em 21/12/2016 me comuniquei com o atendimento online, protocolo 5250446, e fui orientada a encaminhar as faturas dos meses de novembro e dezembro de 2016, <text:span text:style-name="T1">assinadas como de costume, </text:span>e justificar em papel timbrado com carimbo e assinatura. As guias de prestados nesta situação são:</text:p>
      <text:p text:style-name="P2"/>
      <text:p text:style-name="P1">500673609</text:p>
      <text:p text:style-name="P1">500680310</text:p>
      <text:p text:style-name="P1">500679704</text:p>
      <text:p text:style-name="P1">500679805</text:p>
      <text:p text:style-name="P1">500679906</text:p>
      <text:p text:style-name="P1">447607207</text:p>
      <text:p text:style-name="P1">447607005</text:p>
      <text:p text:style-name="P1">500680007</text:p>
      <text:p text:style-name="P1"/>
      <text:p text:style-name="P1">Att,</text:p>
      <text:p text:style-name="P1"/>
      <text:p text:style-name="P1">Aidil Nunes Ferraz Ribe<text:span text:style-name="T2">i</text:span>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8:37:34.171000000</meta:creation-date>
    <meta:print-date>2016-12-26T10:13:57.542000000</meta:print-date>
    <dc:date>2016-12-26T10:19:56.961000000</dc:date>
    <meta:editing-duration>PT15H31M54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2" meta:word-count="106" meta:character-count="699" meta:non-whitespace-character-count="605"/>
  </office:meta>
</office:document-meta>
</file>